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uthor</text:p>
      <text:p text:style-name="Date">23 February 2019</text:p>
      <text:p text:style-name="Text_20_body">This is some text before a section. It shouldn’t be indented.</text:p>
      <text:h text:style-name="Heading_20_1" text:outline-level="1"><text:bookmark-start text:name="this-is-a-section"/>This is a section<text:bookmark-end text:name="this-is-a-section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subsection"/>Subsection<text:bookmark-end text:name="subsection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>The Title</dc:title>
    <dc:description/>
    <dc:subject>Version: cc3e617-dirty, Mon Mar 8 19:04:15 2021 +0100</dc:subject>
    <meta:keyword/>
    <dc:language>en-GB</dc:language>
    <meta:initial-creator>Author</meta:initial-creator>
    <dc:creator>Author</dc:creator>
    <meta:creation-date>2021-03-09T07:07:00Z</meta:creation-date>
    <dc:date>2021-03-09T07:07:00Z</dc:date>
    <meta:user-defined meta:name="date" meta:value-type="string">23 February 2019</meta:user-defined>
    <meta:user-defined meta:name="docversion" meta:value-type="string">cc3e617-dirty, Mon Mar 8 19:04:15 2021 +0100</meta:user-defined>
  </office:meta>
</office:document-meta>
</file>